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rds" table:style-name="ta1">
        <table:shapes>
          <draw:frame draw:z-index="0" draw:style-name="gr1" draw:text-style-name="P1" svg:width="453.69pt" svg:height="255.23pt" svg:x="451.33pt" svg:y="57.23pt">
            <draw:object draw:notify-on-update-of-ranges="coords.B1:coords.B101 coords.C1:coords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99383" calcext:value-type="float">
            <text:p>0.0199383</text:p>
          </table:table-cell>
          <table:table-cell office:value-type="float" office:value="0.00156918" calcext:value-type="float">
            <text:p>0.00156918</text:p>
          </table:table-cell>
          <table:table-cell office:value-type="float" office:value="0.0785398" calcext:value-type="float">
            <text:p>0.078539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396921" calcext:value-type="float">
            <text:p>0.0396921</text:p>
          </table:table-cell>
          <table:table-cell office:value-type="float" office:value="0.00469787" calcext:value-type="float">
            <text:p>0.00469787</text:p>
          </table:table-cell>
          <table:table-cell office:value-type="float" office:value="0.15708" calcext:value-type="float">
            <text:p>0.157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91395" calcext:value-type="float">
            <text:p>0.0591395</text:p>
          </table:table-cell>
          <table:table-cell office:value-type="float" office:value="0.00936678" calcext:value-type="float">
            <text:p>0.00936678</text:p>
          </table:table-cell>
          <table:table-cell office:value-type="float" office:value="0.235619" calcext:value-type="float">
            <text:p>0.23561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81606" calcext:value-type="float">
            <text:p>0.0781606</text:p>
          </table:table-cell>
          <table:table-cell office:value-type="float" office:value="0.0155471" calcext:value-type="float">
            <text:p>0.0155471</text:p>
          </table:table-cell>
          <table:table-cell office:value-type="float" office:value="0.314159" calcext:value-type="float">
            <text:p>0.31415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966382" calcext:value-type="float">
            <text:p>0.0966382</text:p>
          </table:table-cell>
          <table:table-cell office:value-type="float" office:value="0.0232008" calcext:value-type="float">
            <text:p>0.0232008</text:p>
          </table:table-cell>
          <table:table-cell office:value-type="float" office:value="0.392699" calcext:value-type="float">
            <text:p>0.3926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14458" calcext:value-type="float">
            <text:p>0.114458</text:p>
          </table:table-cell>
          <table:table-cell office:value-type="float" office:value="0.0322806" calcext:value-type="float">
            <text:p>0.0322806</text:p>
          </table:table-cell>
          <table:table-cell office:value-type="float" office:value="0.471239" calcext:value-type="float">
            <text:p>0.4712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31511" calcext:value-type="float">
            <text:p>0.131511</text:p>
          </table:table-cell>
          <table:table-cell office:value-type="float" office:value="0.0427306" calcext:value-type="float">
            <text:p>0.0427306</text:p>
          </table:table-cell>
          <table:table-cell office:value-type="float" office:value="0.549779" calcext:value-type="float">
            <text:p>0.54977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47692" calcext:value-type="float">
            <text:p>0.147692</text:p>
          </table:table-cell>
          <table:table-cell office:value-type="float" office:value="0.0544863" calcext:value-type="float">
            <text:p>0.0544863</text:p>
          </table:table-cell>
          <table:table-cell office:value-type="float" office:value="0.628319" calcext:value-type="float">
            <text:p>0.62831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0674752" calcext:value-type="float">
            <text:p>0.0674752</text:p>
          </table:table-cell>
          <table:table-cell office:value-type="float" office:value="0.706858" calcext:value-type="float">
            <text:p>0.706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7042" calcext:value-type="float">
            <text:p>0.177042</text:p>
          </table:table-cell>
          <table:table-cell office:value-type="float" office:value="0.0816174" calcext:value-type="float">
            <text:p>0.0816174</text:p>
          </table:table-cell>
          <table:table-cell office:value-type="float" office:value="0.785398" calcext:value-type="float">
            <text:p>0.78539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90031" calcext:value-type="float">
            <text:p>0.190031</text:p>
          </table:table-cell>
          <table:table-cell office:value-type="float" office:value="0.0968255" calcext:value-type="float">
            <text:p>0.0968255</text:p>
          </table:table-cell>
          <table:table-cell office:value-type="float" office:value="0.863938" calcext:value-type="float">
            <text:p>0.86393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01786" calcext:value-type="float">
            <text:p>0.201786</text:p>
          </table:table-cell>
          <table:table-cell office:value-type="float" office:value="0.113006" calcext:value-type="float">
            <text:p>0.113006</text:p>
          </table:table-cell>
          <table:table-cell office:value-type="float" office:value="0.942478" calcext:value-type="float">
            <text:p>0.94247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12236" calcext:value-type="float">
            <text:p>0.212236</text:p>
          </table:table-cell>
          <table:table-cell office:value-type="float" office:value="0.130059" calcext:value-type="float">
            <text:p>0.130059</text:p>
          </table:table-cell>
          <table:table-cell office:value-type="float" office:value="1.02102" calcext:value-type="float">
            <text:p>1.0210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21316" calcext:value-type="float">
            <text:p>0.221316</text:p>
          </table:table-cell>
          <table:table-cell office:value-type="float" office:value="0.147879" calcext:value-type="float">
            <text:p>0.147879</text:p>
          </table:table-cell>
          <table:table-cell office:value-type="float" office:value="1.09956" calcext:value-type="float">
            <text:p>1.0995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2897" calcext:value-type="float">
            <text:p>0.22897</text:p>
          </table:table-cell>
          <table:table-cell office:value-type="float" office:value="0.166356" calcext:value-type="float">
            <text:p>0.166356</text:p>
          </table:table-cell>
          <table:table-cell office:value-type="float" office:value="1.1781" calcext:value-type="float">
            <text:p>1.178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3515" calcext:value-type="float">
            <text:p>0.23515</text:p>
          </table:table-cell>
          <table:table-cell office:value-type="float" office:value="0.185377" calcext:value-type="float">
            <text:p>0.185377</text:p>
          </table:table-cell>
          <table:table-cell office:value-type="float" office:value="1.25664" calcext:value-type="float">
            <text:p>1.2566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39819" calcext:value-type="float">
            <text:p>0.239819</text:p>
          </table:table-cell>
          <table:table-cell office:value-type="float" office:value="0.204825" calcext:value-type="float">
            <text:p>0.204825</text:p>
          </table:table-cell>
          <table:table-cell office:value-type="float" office:value="1.33518" calcext:value-type="float">
            <text:p>1.3351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224579" calcext:value-type="float">
            <text:p>0.224579</text:p>
          </table:table-cell>
          <table:table-cell office:value-type="float" office:value="1.41372" calcext:value-type="float">
            <text:p>1.4137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" office:value-type="float" office:value="0.244517" calcext:value-type="float">
            <text:p>0.244517</text:p>
          </table:table-cell>
          <table:table-cell office:value-type="float" office:value="1.49226" calcext:value-type="float">
            <text:p>1.49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4517" calcext:value-type="float">
            <text:p>0.244517</text:p>
          </table:table-cell>
          <table:table-cell office:value-type="float" office:value="0.264517" calcext:value-type="float">
            <text:p>0.264517</text:p>
          </table:table-cell>
          <table:table-cell office:value-type="float" office:value="1.5708" calcext:value-type="float">
            <text:p>1.570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284455" calcext:value-type="float">
            <text:p>0.284455</text:p>
          </table:table-cell>
          <table:table-cell office:value-type="float" office:value="1.64934" calcext:value-type="float">
            <text:p>1.6493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239819" calcext:value-type="float">
            <text:p>0.239819</text:p>
          </table:table-cell>
          <table:table-cell office:value-type="float" office:value="0.304209" calcext:value-type="float">
            <text:p>0.304209</text:p>
          </table:table-cell>
          <table:table-cell office:value-type="float" office:value="1.72788" calcext:value-type="float">
            <text:p>1.7278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23515" calcext:value-type="float">
            <text:p>0.23515</text:p>
          </table:table-cell>
          <table:table-cell office:value-type="float" office:value="0.323657" calcext:value-type="float">
            <text:p>0.323657</text:p>
          </table:table-cell>
          <table:table-cell office:value-type="float" office:value="1.80642" calcext:value-type="float">
            <text:p>1.8064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22897" calcext:value-type="float">
            <text:p>0.22897</text:p>
          </table:table-cell>
          <table:table-cell office:value-type="float" office:value="0.342678" calcext:value-type="float">
            <text:p>0.342678</text:p>
          </table:table-cell>
          <table:table-cell office:value-type="float" office:value="1.88496" calcext:value-type="float">
            <text:p>1.8849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221316" calcext:value-type="float">
            <text:p>0.221316</text:p>
          </table:table-cell>
          <table:table-cell office:value-type="float" office:value="0.361155" calcext:value-type="float">
            <text:p>0.361155</text:p>
          </table:table-cell>
          <table:table-cell office:value-type="float" office:value="1.9635" calcext:value-type="float">
            <text:p>1.963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212236" calcext:value-type="float">
            <text:p>0.212236</text:p>
          </table:table-cell>
          <table:table-cell office:value-type="float" office:value="0.378975" calcext:value-type="float">
            <text:p>0.378975</text:p>
          </table:table-cell>
          <table:table-cell office:value-type="float" office:value="2.04204" calcext:value-type="float">
            <text:p>2.0420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201786" calcext:value-type="float">
            <text:p>0.201786</text:p>
          </table:table-cell>
          <table:table-cell office:value-type="float" office:value="0.396028" calcext:value-type="float">
            <text:p>0.396028</text:p>
          </table:table-cell>
          <table:table-cell office:value-type="float" office:value="2.12058" calcext:value-type="float">
            <text:p>2.1205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90031" calcext:value-type="float">
            <text:p>0.190031</text:p>
          </table:table-cell>
          <table:table-cell office:value-type="float" office:value="0.412209" calcext:value-type="float">
            <text:p>0.412209</text:p>
          </table:table-cell>
          <table:table-cell office:value-type="float" office:value="2.19911" calcext:value-type="float">
            <text:p>2.1991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77042" calcext:value-type="float">
            <text:p>0.177042</text:p>
          </table:table-cell>
          <table:table-cell office:value-type="float" office:value="0.427417" calcext:value-type="float">
            <text:p>0.427417</text:p>
          </table:table-cell>
          <table:table-cell office:value-type="float" office:value="2.27765" calcext:value-type="float">
            <text:p>2.277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41559" calcext:value-type="float">
            <text:p>0.441559</text:p>
          </table:table-cell>
          <table:table-cell office:value-type="float" office:value="2.35619" calcext:value-type="float">
            <text:p>2.3561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47692" calcext:value-type="float">
            <text:p>0.147692</text:p>
          </table:table-cell>
          <table:table-cell office:value-type="float" office:value="0.454548" calcext:value-type="float">
            <text:p>0.454548</text:p>
          </table:table-cell>
          <table:table-cell office:value-type="float" office:value="2.43473" calcext:value-type="float">
            <text:p>2.4347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31511" calcext:value-type="float">
            <text:p>0.131511</text:p>
          </table:table-cell>
          <table:table-cell office:value-type="float" office:value="0.466303" calcext:value-type="float">
            <text:p>0.466303</text:p>
          </table:table-cell>
          <table:table-cell office:value-type="float" office:value="2.51327" calcext:value-type="float">
            <text:p>2.5132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14458" calcext:value-type="float">
            <text:p>0.114458</text:p>
          </table:table-cell>
          <table:table-cell office:value-type="float" office:value="0.476753" calcext:value-type="float">
            <text:p>0.476753</text:p>
          </table:table-cell>
          <table:table-cell office:value-type="float" office:value="2.59181" calcext:value-type="float">
            <text:p>2.5918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0966382" calcext:value-type="float">
            <text:p>0.0966382</text:p>
          </table:table-cell>
          <table:table-cell office:value-type="float" office:value="0.485833" calcext:value-type="float">
            <text:p>0.485833</text:p>
          </table:table-cell>
          <table:table-cell office:value-type="float" office:value="2.67035" calcext:value-type="float">
            <text:p>2.670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781606" calcext:value-type="float">
            <text:p>0.0781606</text:p>
          </table:table-cell>
          <table:table-cell office:value-type="float" office:value="0.493487" calcext:value-type="float">
            <text:p>0.493487</text:p>
          </table:table-cell>
          <table:table-cell office:value-type="float" office:value="2.74889" calcext:value-type="float">
            <text:p>2.7488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591395" calcext:value-type="float">
            <text:p>0.0591395</text:p>
          </table:table-cell>
          <table:table-cell office:value-type="float" office:value="0.499667" calcext:value-type="float">
            <text:p>0.499667</text:p>
          </table:table-cell>
          <table:table-cell office:value-type="float" office:value="2.82743" calcext:value-type="float">
            <text:p>2.8274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396921" calcext:value-type="float">
            <text:p>0.0396921</text:p>
          </table:table-cell>
          <table:table-cell office:value-type="float" office:value="0.504336" calcext:value-type="float">
            <text:p>0.504336</text:p>
          </table:table-cell>
          <table:table-cell office:value-type="float" office:value="2.90597" calcext:value-type="float">
            <text:p>2.9059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199383" calcext:value-type="float">
            <text:p>0.0199383</text:p>
          </table:table-cell>
          <table:table-cell office:value-type="float" office:value="0.507465" calcext:value-type="float">
            <text:p>0.507465</text:p>
          </table:table-cell>
          <table:table-cell office:value-type="float" office:value="2.98451" calcext:value-type="float">
            <text:p>2.9845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0.509034" calcext:value-type="float">
            <text:p>0.509034</text:p>
          </table:table-cell>
          <table:table-cell office:value-type="float" office:value="3.06305" calcext:value-type="float">
            <text:p>3.063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2" calcext:value-type="float">
            <text:p>-0.02</text:p>
          </table:table-cell>
          <table:table-cell office:value-type="float" office:value="0.509034" calcext:value-type="float">
            <text:p>0.509034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0399383" calcext:value-type="float">
            <text:p>-0.0399383</text:p>
          </table:table-cell>
          <table:table-cell office:value-type="float" office:value="0.507465" calcext:value-type="float">
            <text:p>0.507465</text:p>
          </table:table-cell>
          <table:table-cell office:value-type="float" office:value="-3.06305" calcext:value-type="float">
            <text:p>-3.0630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0596921" calcext:value-type="float">
            <text:p>-0.0596921</text:p>
          </table:table-cell>
          <table:table-cell office:value-type="float" office:value="0.504336" calcext:value-type="float">
            <text:p>0.504336</text:p>
          </table:table-cell>
          <table:table-cell office:value-type="float" office:value="-2.98451" calcext:value-type="float">
            <text:p>-2.9845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0791395" calcext:value-type="float">
            <text:p>-0.0791395</text:p>
          </table:table-cell>
          <table:table-cell office:value-type="float" office:value="0.499667" calcext:value-type="float">
            <text:p>0.499667</text:p>
          </table:table-cell>
          <table:table-cell office:value-type="float" office:value="-2.90597" calcext:value-type="float">
            <text:p>-2.9059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0981606" calcext:value-type="float">
            <text:p>-0.0981606</text:p>
          </table:table-cell>
          <table:table-cell office:value-type="float" office:value="0.493487" calcext:value-type="float">
            <text:p>0.493487</text:p>
          </table:table-cell>
          <table:table-cell office:value-type="float" office:value="-2.82743" calcext:value-type="float">
            <text:p>-2.8274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116638" calcext:value-type="float">
            <text:p>-0.116638</text:p>
          </table:table-cell>
          <table:table-cell office:value-type="float" office:value="0.485833" calcext:value-type="float">
            <text:p>0.485833</text:p>
          </table:table-cell>
          <table:table-cell office:value-type="float" office:value="-2.74889" calcext:value-type="float">
            <text:p>-2.7488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134458" calcext:value-type="float">
            <text:p>-0.134458</text:p>
          </table:table-cell>
          <table:table-cell office:value-type="float" office:value="0.476753" calcext:value-type="float">
            <text:p>0.476753</text:p>
          </table:table-cell>
          <table:table-cell office:value-type="float" office:value="-2.67035" calcext:value-type="float">
            <text:p>-2.6703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0.151511" calcext:value-type="float">
            <text:p>-0.151511</text:p>
          </table:table-cell>
          <table:table-cell office:value-type="float" office:value="0.466303" calcext:value-type="float">
            <text:p>0.466303</text:p>
          </table:table-cell>
          <table:table-cell office:value-type="float" office:value="-2.59181" calcext:value-type="float">
            <text:p>-2.5918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167692" calcext:value-type="float">
            <text:p>-0.167692</text:p>
          </table:table-cell>
          <table:table-cell office:value-type="float" office:value="0.454548" calcext:value-type="float">
            <text:p>0.454548</text:p>
          </table:table-cell>
          <table:table-cell office:value-type="float" office:value="-2.51327" calcext:value-type="float">
            <text:p>-2.5132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1829" calcext:value-type="float">
            <text:p>-0.1829</text:p>
          </table:table-cell>
          <table:table-cell office:value-type="float" office:value="0.441559" calcext:value-type="float">
            <text:p>0.441559</text:p>
          </table:table-cell>
          <table:table-cell office:value-type="float" office:value="-2.43473" calcext:value-type="float">
            <text:p>-2.43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97042" calcext:value-type="float">
            <text:p>-0.197042</text:p>
          </table:table-cell>
          <table:table-cell office:value-type="float" office:value="0.427417" calcext:value-type="float">
            <text:p>0.427417</text:p>
          </table:table-cell>
          <table:table-cell office:value-type="float" office:value="-2.35619" calcext:value-type="float">
            <text:p>-2.3561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0.210031" calcext:value-type="float">
            <text:p>-0.210031</text:p>
          </table:table-cell>
          <table:table-cell office:value-type="float" office:value="0.412209" calcext:value-type="float">
            <text:p>0.412209</text:p>
          </table:table-cell>
          <table:table-cell office:value-type="float" office:value="-2.27765" calcext:value-type="float">
            <text:p>-2.2776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0.221786" calcext:value-type="float">
            <text:p>-0.221786</text:p>
          </table:table-cell>
          <table:table-cell office:value-type="float" office:value="0.396028" calcext:value-type="float">
            <text:p>0.396028</text:p>
          </table:table-cell>
          <table:table-cell office:value-type="float" office:value="-2.19911" calcext:value-type="float">
            <text:p>-2.1991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0.232236" calcext:value-type="float">
            <text:p>-0.232236</text:p>
          </table:table-cell>
          <table:table-cell office:value-type="float" office:value="0.378975" calcext:value-type="float">
            <text:p>0.378975</text:p>
          </table:table-cell>
          <table:table-cell office:value-type="float" office:value="-2.12058" calcext:value-type="float">
            <text:p>-2.1205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241316" calcext:value-type="float">
            <text:p>-0.241316</text:p>
          </table:table-cell>
          <table:table-cell office:value-type="float" office:value="0.361155" calcext:value-type="float">
            <text:p>0.361155</text:p>
          </table:table-cell>
          <table:table-cell office:value-type="float" office:value="-2.04204" calcext:value-type="float">
            <text:p>-2.0420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0.24897" calcext:value-type="float">
            <text:p>-0.24897</text:p>
          </table:table-cell>
          <table:table-cell office:value-type="float" office:value="0.342678" calcext:value-type="float">
            <text:p>0.342678</text:p>
          </table:table-cell>
          <table:table-cell office:value-type="float" office:value="-1.9635" calcext:value-type="float">
            <text:p>-1.963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0.25515" calcext:value-type="float">
            <text:p>-0.25515</text:p>
          </table:table-cell>
          <table:table-cell office:value-type="float" office:value="0.323657" calcext:value-type="float">
            <text:p>0.323657</text:p>
          </table:table-cell>
          <table:table-cell office:value-type="float" office:value="-1.88496" calcext:value-type="float">
            <text:p>-1.8849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0.259819" calcext:value-type="float">
            <text:p>-0.259819</text:p>
          </table:table-cell>
          <table:table-cell office:value-type="float" office:value="0.304209" calcext:value-type="float">
            <text:p>0.304209</text:p>
          </table:table-cell>
          <table:table-cell office:value-type="float" office:value="-1.80642" calcext:value-type="float">
            <text:p>-1.8064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0.262948" calcext:value-type="float">
            <text:p>-0.262948</text:p>
          </table:table-cell>
          <table:table-cell office:value-type="float" office:value="0.284455" calcext:value-type="float">
            <text:p>0.284455</text:p>
          </table:table-cell>
          <table:table-cell office:value-type="float" office:value="-1.72788" calcext:value-type="float">
            <text:p>-1.7278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0.264517" calcext:value-type="float">
            <text:p>-0.264517</text:p>
          </table:table-cell>
          <table:table-cell office:value-type="float" office:value="0.264517" calcext:value-type="float">
            <text:p>0.264517</text:p>
          </table:table-cell>
          <table:table-cell office:value-type="float" office:value="-1.64934" calcext:value-type="float">
            <text:p>-1.649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264517" calcext:value-type="float">
            <text:p>-0.264517</text:p>
          </table:table-cell>
          <table:table-cell office:value-type="float" office:value="0.244517" calcext:value-type="float">
            <text:p>0.244517</text:p>
          </table:table-cell>
          <table:table-cell office:value-type="float" office:value="-1.5708" calcext:value-type="float">
            <text:p>-1.570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0.262948" calcext:value-type="float">
            <text:p>-0.262948</text:p>
          </table:table-cell>
          <table:table-cell office:value-type="float" office:value="0.224579" calcext:value-type="float">
            <text:p>0.224579</text:p>
          </table:table-cell>
          <table:table-cell office:value-type="float" office:value="-1.49226" calcext:value-type="float">
            <text:p>-1.4922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0.259819" calcext:value-type="float">
            <text:p>-0.259819</text:p>
          </table:table-cell>
          <table:table-cell office:value-type="float" office:value="0.204825" calcext:value-type="float">
            <text:p>0.204825</text:p>
          </table:table-cell>
          <table:table-cell office:value-type="float" office:value="-1.41372" calcext:value-type="float">
            <text:p>-1.4137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0.25515" calcext:value-type="float">
            <text:p>-0.25515</text:p>
          </table:table-cell>
          <table:table-cell office:value-type="float" office:value="0.185377" calcext:value-type="float">
            <text:p>0.185377</text:p>
          </table:table-cell>
          <table:table-cell office:value-type="float" office:value="-1.33518" calcext:value-type="float">
            <text:p>-1.3351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0.24897" calcext:value-type="float">
            <text:p>-0.24897</text:p>
          </table:table-cell>
          <table:table-cell office:value-type="float" office:value="0.166356" calcext:value-type="float">
            <text:p>0.166356</text:p>
          </table:table-cell>
          <table:table-cell office:value-type="float" office:value="-1.25664" calcext:value-type="float">
            <text:p>-1.2566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0.241316" calcext:value-type="float">
            <text:p>-0.241316</text:p>
          </table:table-cell>
          <table:table-cell office:value-type="float" office:value="0.147879" calcext:value-type="float">
            <text:p>0.147879</text:p>
          </table:table-cell>
          <table:table-cell office:value-type="float" office:value="-1.1781" calcext:value-type="float">
            <text:p>-1.178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0.232236" calcext:value-type="float">
            <text:p>-0.232236</text:p>
          </table:table-cell>
          <table:table-cell office:value-type="float" office:value="0.130059" calcext:value-type="float">
            <text:p>0.130059</text:p>
          </table:table-cell>
          <table:table-cell office:value-type="float" office:value="-1.09956" calcext:value-type="float">
            <text:p>-1.0995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0.221786" calcext:value-type="float">
            <text:p>-0.221786</text:p>
          </table:table-cell>
          <table:table-cell office:value-type="float" office:value="0.113006" calcext:value-type="float">
            <text:p>0.113006</text:p>
          </table:table-cell>
          <table:table-cell office:value-type="float" office:value="-1.02102" calcext:value-type="float">
            <text:p>-1.0210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0.210031" calcext:value-type="float">
            <text:p>-0.210031</text:p>
          </table:table-cell>
          <table:table-cell office:value-type="float" office:value="0.0968255" calcext:value-type="float">
            <text:p>0.0968255</text:p>
          </table:table-cell>
          <table:table-cell office:value-type="float" office:value="-0.942478" calcext:value-type="float">
            <text:p>-0.942478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0.197042" calcext:value-type="float">
            <text:p>-0.197042</text:p>
          </table:table-cell>
          <table:table-cell office:value-type="float" office:value="0.0816174" calcext:value-type="float">
            <text:p>0.0816174</text:p>
          </table:table-cell>
          <table:table-cell office:value-type="float" office:value="-0.863938" calcext:value-type="float">
            <text:p>-0.8639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829" calcext:value-type="float">
            <text:p>-0.1829</text:p>
          </table:table-cell>
          <table:table-cell office:value-type="float" office:value="0.0674752" calcext:value-type="float">
            <text:p>0.0674752</text:p>
          </table:table-cell>
          <table:table-cell office:value-type="float" office:value="-0.785398" calcext:value-type="float">
            <text:p>-0.78539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-0.167692" calcext:value-type="float">
            <text:p>-0.167692</text:p>
          </table:table-cell>
          <table:table-cell office:value-type="float" office:value="0.0544863" calcext:value-type="float">
            <text:p>0.0544863</text:p>
          </table:table-cell>
          <table:table-cell office:value-type="float" office:value="-0.706858" calcext:value-type="float">
            <text:p>-0.70685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0.151511" calcext:value-type="float">
            <text:p>-0.151511</text:p>
          </table:table-cell>
          <table:table-cell office:value-type="float" office:value="0.0427306" calcext:value-type="float">
            <text:p>0.0427306</text:p>
          </table:table-cell>
          <table:table-cell office:value-type="float" office:value="-0.628319" calcext:value-type="float">
            <text:p>-0.62831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-0.134458" calcext:value-type="float">
            <text:p>-0.134458</text:p>
          </table:table-cell>
          <table:table-cell office:value-type="float" office:value="0.0322806" calcext:value-type="float">
            <text:p>0.0322806</text:p>
          </table:table-cell>
          <table:table-cell office:value-type="float" office:value="-0.549779" calcext:value-type="float">
            <text:p>-0.54977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0.116638" calcext:value-type="float">
            <text:p>-0.116638</text:p>
          </table:table-cell>
          <table:table-cell office:value-type="float" office:value="0.0232008" calcext:value-type="float">
            <text:p>0.0232008</text:p>
          </table:table-cell>
          <table:table-cell office:value-type="float" office:value="-0.471239" calcext:value-type="float">
            <text:p>-0.47123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0.0981606" calcext:value-type="float">
            <text:p>-0.0981606</text:p>
          </table:table-cell>
          <table:table-cell office:value-type="float" office:value="0.0155471" calcext:value-type="float">
            <text:p>0.0155471</text:p>
          </table:table-cell>
          <table:table-cell office:value-type="float" office:value="-0.392699" calcext:value-type="float">
            <text:p>-0.39269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0.0791395" calcext:value-type="float">
            <text:p>-0.0791395</text:p>
          </table:table-cell>
          <table:table-cell office:value-type="float" office:value="0.00936678" calcext:value-type="float">
            <text:p>0.00936678</text:p>
          </table:table-cell>
          <table:table-cell office:value-type="float" office:value="-0.314159" calcext:value-type="float">
            <text:p>-0.314159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-0.0596921" calcext:value-type="float">
            <text:p>-0.0596921</text:p>
          </table:table-cell>
          <table:table-cell office:value-type="float" office:value="0.00469787" calcext:value-type="float">
            <text:p>0.00469787</text:p>
          </table:table-cell>
          <table:table-cell office:value-type="float" office:value="-0.235619" calcext:value-type="float">
            <text:p>-0.23561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0.0399383" calcext:value-type="float">
            <text:p>-0.0399383</text:p>
          </table:table-cell>
          <table:table-cell office:value-type="float" office:value="0.00156918" calcext:value-type="float">
            <text:p>0.00156918</text:p>
          </table:table-cell>
          <table:table-cell office:value-type="float" office:value="-0.15708" calcext:value-type="float">
            <text:p>-0.1570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-0.02" calcext:value-type="float">
            <text:p>-0.02</text:p>
          </table:table-cell>
          <table:table-cell office:value-type="float" office:value="-2.77556E-017" calcext:value-type="float">
            <text:p>-2.77556E-17</text:p>
          </table:table-cell>
          <table:table-cell office:value-type="float" office:value="-0.0785398" calcext:value-type="float">
            <text:p>-0.0785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04083E-017" calcext:value-type="float">
            <text:p>-1.04083E-17</text:p>
          </table:table-cell>
          <table:table-cell office:value-type="float" office:value="-2.77556E-017" calcext:value-type="float">
            <text:p>-2.77556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199383" calcext:value-type="float">
            <text:p>0.0199383</text:p>
          </table:table-cell>
          <table:table-cell office:value-type="float" office:value="0.00156918" calcext:value-type="float">
            <text:p>0.00156918</text:p>
          </table:table-cell>
          <table:table-cell office:value-type="float" office:value="0.0785398" calcext:value-type="float">
            <text:p>0.078539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396921" calcext:value-type="float">
            <text:p>0.0396921</text:p>
          </table:table-cell>
          <table:table-cell office:value-type="float" office:value="0.00469787" calcext:value-type="float">
            <text:p>0.00469787</text:p>
          </table:table-cell>
          <table:table-cell office:value-type="float" office:value="0.15708" calcext:value-type="float">
            <text:p>0.1570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591395" calcext:value-type="float">
            <text:p>0.0591395</text:p>
          </table:table-cell>
          <table:table-cell office:value-type="float" office:value="0.00936678" calcext:value-type="float">
            <text:p>0.00936678</text:p>
          </table:table-cell>
          <table:table-cell office:value-type="float" office:value="0.235619" calcext:value-type="float">
            <text:p>0.23561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781606" calcext:value-type="float">
            <text:p>0.0781606</text:p>
          </table:table-cell>
          <table:table-cell office:value-type="float" office:value="0.0155471" calcext:value-type="float">
            <text:p>0.0155471</text:p>
          </table:table-cell>
          <table:table-cell office:value-type="float" office:value="0.314159" calcext:value-type="float">
            <text:p>0.31415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966382" calcext:value-type="float">
            <text:p>0.0966382</text:p>
          </table:table-cell>
          <table:table-cell office:value-type="float" office:value="0.0232008" calcext:value-type="float">
            <text:p>0.0232008</text:p>
          </table:table-cell>
          <table:table-cell office:value-type="float" office:value="0.392699" calcext:value-type="float">
            <text:p>0.39269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14458" calcext:value-type="float">
            <text:p>0.114458</text:p>
          </table:table-cell>
          <table:table-cell office:value-type="float" office:value="0.0322806" calcext:value-type="float">
            <text:p>0.0322806</text:p>
          </table:table-cell>
          <table:table-cell office:value-type="float" office:value="0.471239" calcext:value-type="float">
            <text:p>0.47123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31511" calcext:value-type="float">
            <text:p>0.131511</text:p>
          </table:table-cell>
          <table:table-cell office:value-type="float" office:value="0.0427306" calcext:value-type="float">
            <text:p>0.0427306</text:p>
          </table:table-cell>
          <table:table-cell office:value-type="float" office:value="0.549779" calcext:value-type="float">
            <text:p>0.54977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47692" calcext:value-type="float">
            <text:p>0.147692</text:p>
          </table:table-cell>
          <table:table-cell office:value-type="float" office:value="0.0544863" calcext:value-type="float">
            <text:p>0.0544863</text:p>
          </table:table-cell>
          <table:table-cell office:value-type="float" office:value="0.628319" calcext:value-type="float">
            <text:p>0.628319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0674752" calcext:value-type="float">
            <text:p>0.0674752</text:p>
          </table:table-cell>
          <table:table-cell office:value-type="float" office:value="0.706858" calcext:value-type="float">
            <text:p>0.7068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7042" calcext:value-type="float">
            <text:p>0.177042</text:p>
          </table:table-cell>
          <table:table-cell office:value-type="float" office:value="0.0816174" calcext:value-type="float">
            <text:p>0.0816174</text:p>
          </table:table-cell>
          <table:table-cell office:value-type="float" office:value="0.785398" calcext:value-type="float">
            <text:p>0.78539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90031" calcext:value-type="float">
            <text:p>0.190031</text:p>
          </table:table-cell>
          <table:table-cell office:value-type="float" office:value="0.0968255" calcext:value-type="float">
            <text:p>0.0968255</text:p>
          </table:table-cell>
          <table:table-cell office:value-type="float" office:value="0.863938" calcext:value-type="float">
            <text:p>0.86393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201786" calcext:value-type="float">
            <text:p>0.201786</text:p>
          </table:table-cell>
          <table:table-cell office:value-type="float" office:value="0.113006" calcext:value-type="float">
            <text:p>0.113006</text:p>
          </table:table-cell>
          <table:table-cell office:value-type="float" office:value="0.942478" calcext:value-type="float">
            <text:p>0.94247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212236" calcext:value-type="float">
            <text:p>0.212236</text:p>
          </table:table-cell>
          <table:table-cell office:value-type="float" office:value="0.130059" calcext:value-type="float">
            <text:p>0.130059</text:p>
          </table:table-cell>
          <table:table-cell office:value-type="float" office:value="1.02102" calcext:value-type="float">
            <text:p>1.0210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221316" calcext:value-type="float">
            <text:p>0.221316</text:p>
          </table:table-cell>
          <table:table-cell office:value-type="float" office:value="0.147879" calcext:value-type="float">
            <text:p>0.147879</text:p>
          </table:table-cell>
          <table:table-cell office:value-type="float" office:value="1.09956" calcext:value-type="float">
            <text:p>1.0995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22897" calcext:value-type="float">
            <text:p>0.22897</text:p>
          </table:table-cell>
          <table:table-cell office:value-type="float" office:value="0.166356" calcext:value-type="float">
            <text:p>0.166356</text:p>
          </table:table-cell>
          <table:table-cell office:value-type="float" office:value="1.1781" calcext:value-type="float">
            <text:p>1.178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23515" calcext:value-type="float">
            <text:p>0.23515</text:p>
          </table:table-cell>
          <table:table-cell office:value-type="float" office:value="0.185377" calcext:value-type="float">
            <text:p>0.185377</text:p>
          </table:table-cell>
          <table:table-cell office:value-type="float" office:value="1.25664" calcext:value-type="float">
            <text:p>1.2566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239819" calcext:value-type="float">
            <text:p>0.239819</text:p>
          </table:table-cell>
          <table:table-cell office:value-type="float" office:value="0.204825" calcext:value-type="float">
            <text:p>0.204825</text:p>
          </table:table-cell>
          <table:table-cell office:value-type="float" office:value="1.33518" calcext:value-type="float">
            <text:p>1.3351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224579" calcext:value-type="float">
            <text:p>0.224579</text:p>
          </table:table-cell>
          <table:table-cell office:value-type="float" office:value="1.41372" calcext:value-type="float">
            <text:p>1.4137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number-columns-repeated="2" office:value-type="float" office:value="0.244517" calcext:value-type="float">
            <text:p>0.244517</text:p>
          </table:table-cell>
          <table:table-cell office:value-type="float" office:value="1.49226" calcext:value-type="float">
            <text:p>1.49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4517" calcext:value-type="float">
            <text:p>0.244517</text:p>
          </table:table-cell>
          <table:table-cell office:value-type="float" office:value="0.264517" calcext:value-type="float">
            <text:p>0.264517</text:p>
          </table:table-cell>
          <table:table-cell office:value-type="float" office:value="1.5708" calcext:value-type="float">
            <text:p>1.5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8T12:37:21.076040888</dc:date>
    <meta:editing-duration>PT6M49S</meta:editing-duration>
    <meta:editing-cycles>1</meta:editing-cycles>
    <meta:document-statistic meta:table-count="1" meta:cell-count="40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3.154cm" svg:y="4.203cm" style:legend-expansion="high" chart:style-name="ch2"/>
        <chart:plot-area chart:style-name="ch3" table:cell-range-address="coords.B1:coords.C101" svg:x="0.32cm" svg:y="0.18cm" svg:width="12.514cm" svg:height="8.645cm">
          <chartooo:coordinate-region svg:x="0.611cm" svg:y="0.38cm" svg:width="11.983cm" svg:height="8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ords.C1:coords.C101" chart:class="chart:scatter">
            <chart:domain table:cell-range-address="coords.B1:coords.B101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s.B1:coords.B101</svg:desc>
                </draw:g>
              </table:table-cell>
              <table:table-cell office:value-type="float" office:value="0">
                <text:p>0</text:p>
                <draw:g>
                  <svg:desc>coords.C1:coords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9383">
                <text:p>0.0199383</text:p>
              </table:table-cell>
              <table:table-cell office:value-type="float" office:value="0.00156918">
                <text:p>0.00156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6921">
                <text:p>0.0396921</text:p>
              </table:table-cell>
              <table:table-cell office:value-type="float" office:value="0.00469787">
                <text:p>0.00469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91395">
                <text:p>0.0591395</text:p>
              </table:table-cell>
              <table:table-cell office:value-type="float" office:value="0.00936678">
                <text:p>0.00936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81606">
                <text:p>0.0781606</text:p>
              </table:table-cell>
              <table:table-cell office:value-type="float" office:value="0.0155471">
                <text:p>0.0155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66382">
                <text:p>0.0966382</text:p>
              </table:table-cell>
              <table:table-cell office:value-type="float" office:value="0.0232008">
                <text:p>0.0232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458">
                <text:p>0.114458</text:p>
              </table:table-cell>
              <table:table-cell office:value-type="float" office:value="0.0322806">
                <text:p>0.0322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511">
                <text:p>0.131511</text:p>
              </table:table-cell>
              <table:table-cell office:value-type="float" office:value="0.0427306">
                <text:p>0.0427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7692">
                <text:p>0.147692</text:p>
              </table:table-cell>
              <table:table-cell office:value-type="float" office:value="0.0544863">
                <text:p>0.0544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29">
                <text:p>0.1629</text:p>
              </table:table-cell>
              <table:table-cell office:value-type="float" office:value="0.0674752">
                <text:p>0.0674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7042">
                <text:p>0.177042</text:p>
              </table:table-cell>
              <table:table-cell office:value-type="float" office:value="0.0816174">
                <text:p>0.0816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031">
                <text:p>0.190031</text:p>
              </table:table-cell>
              <table:table-cell office:value-type="float" office:value="0.0968255">
                <text:p>0.0968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1786">
                <text:p>0.201786</text:p>
              </table:table-cell>
              <table:table-cell office:value-type="float" office:value="0.113006">
                <text:p>0.113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2236">
                <text:p>0.212236</text:p>
              </table:table-cell>
              <table:table-cell office:value-type="float" office:value="0.130059">
                <text:p>0.130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316">
                <text:p>0.221316</text:p>
              </table:table-cell>
              <table:table-cell office:value-type="float" office:value="0.147879">
                <text:p>0.147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897">
                <text:p>0.22897</text:p>
              </table:table-cell>
              <table:table-cell office:value-type="float" office:value="0.166356">
                <text:p>0.166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15">
                <text:p>0.23515</text:p>
              </table:table-cell>
              <table:table-cell office:value-type="float" office:value="0.185377">
                <text:p>0.1853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9819">
                <text:p>0.239819</text:p>
              </table:table-cell>
              <table:table-cell office:value-type="float" office:value="0.204825">
                <text:p>0.204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2948">
                <text:p>0.242948</text:p>
              </table:table-cell>
              <table:table-cell office:value-type="float" office:value="0.224579">
                <text:p>0.224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4517">
                <text:p>0.244517</text:p>
              </table:table-cell>
              <table:table-cell office:value-type="float" office:value="0.244517">
                <text:p>0.244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4517">
                <text:p>0.244517</text:p>
              </table:table-cell>
              <table:table-cell office:value-type="float" office:value="0.264517">
                <text:p>0.264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2948">
                <text:p>0.242948</text:p>
              </table:table-cell>
              <table:table-cell office:value-type="float" office:value="0.284455">
                <text:p>0.284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9819">
                <text:p>0.239819</text:p>
              </table:table-cell>
              <table:table-cell office:value-type="float" office:value="0.304209">
                <text:p>0.304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515">
                <text:p>0.23515</text:p>
              </table:table-cell>
              <table:table-cell office:value-type="float" office:value="0.323657">
                <text:p>0.323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897">
                <text:p>0.22897</text:p>
              </table:table-cell>
              <table:table-cell office:value-type="float" office:value="0.342678">
                <text:p>0.342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1316">
                <text:p>0.221316</text:p>
              </table:table-cell>
              <table:table-cell office:value-type="float" office:value="0.361155">
                <text:p>0.361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2236">
                <text:p>0.212236</text:p>
              </table:table-cell>
              <table:table-cell office:value-type="float" office:value="0.378975">
                <text:p>0.378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1786">
                <text:p>0.201786</text:p>
              </table:table-cell>
              <table:table-cell office:value-type="float" office:value="0.396028">
                <text:p>0.396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0031">
                <text:p>0.190031</text:p>
              </table:table-cell>
              <table:table-cell office:value-type="float" office:value="0.412209">
                <text:p>0.412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7042">
                <text:p>0.177042</text:p>
              </table:table-cell>
              <table:table-cell office:value-type="float" office:value="0.427417">
                <text:p>0.4274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29">
                <text:p>0.1629</text:p>
              </table:table-cell>
              <table:table-cell office:value-type="float" office:value="0.441559">
                <text:p>0.441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7692">
                <text:p>0.147692</text:p>
              </table:table-cell>
              <table:table-cell office:value-type="float" office:value="0.454548">
                <text:p>0.4545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511">
                <text:p>0.131511</text:p>
              </table:table-cell>
              <table:table-cell office:value-type="float" office:value="0.466303">
                <text:p>0.466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4458">
                <text:p>0.114458</text:p>
              </table:table-cell>
              <table:table-cell office:value-type="float" office:value="0.476753">
                <text:p>0.4767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66382">
                <text:p>0.0966382</text:p>
              </table:table-cell>
              <table:table-cell office:value-type="float" office:value="0.485833">
                <text:p>0.485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81606">
                <text:p>0.0781606</text:p>
              </table:table-cell>
              <table:table-cell office:value-type="float" office:value="0.493487">
                <text:p>0.4934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91395">
                <text:p>0.0591395</text:p>
              </table:table-cell>
              <table:table-cell office:value-type="float" office:value="0.499667">
                <text:p>0.499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96921">
                <text:p>0.0396921</text:p>
              </table:table-cell>
              <table:table-cell office:value-type="float" office:value="0.504336">
                <text:p>0.5043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9383">
                <text:p>0.0199383</text:p>
              </table:table-cell>
              <table:table-cell office:value-type="float" office:value="0.507465">
                <text:p>0.507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09034">
                <text:p>0.5090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2">
                <text:p>-0.02</text:p>
              </table:table-cell>
              <table:table-cell office:value-type="float" office:value="0.509034">
                <text:p>0.509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99383">
                <text:p>-0.0399383</text:p>
              </table:table-cell>
              <table:table-cell office:value-type="float" office:value="0.507465">
                <text:p>0.5074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596921">
                <text:p>-0.0596921</text:p>
              </table:table-cell>
              <table:table-cell office:value-type="float" office:value="0.504336">
                <text:p>0.504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791395">
                <text:p>-0.0791395</text:p>
              </table:table-cell>
              <table:table-cell office:value-type="float" office:value="0.499667">
                <text:p>0.499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1606">
                <text:p>-0.0981606</text:p>
              </table:table-cell>
              <table:table-cell office:value-type="float" office:value="0.493487">
                <text:p>0.4934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16638">
                <text:p>-0.116638</text:p>
              </table:table-cell>
              <table:table-cell office:value-type="float" office:value="0.485833">
                <text:p>0.4858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34458">
                <text:p>-0.134458</text:p>
              </table:table-cell>
              <table:table-cell office:value-type="float" office:value="0.476753">
                <text:p>0.476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51511">
                <text:p>-0.151511</text:p>
              </table:table-cell>
              <table:table-cell office:value-type="float" office:value="0.466303">
                <text:p>0.466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67692">
                <text:p>-0.167692</text:p>
              </table:table-cell>
              <table:table-cell office:value-type="float" office:value="0.454548">
                <text:p>0.454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829">
                <text:p>-0.1829</text:p>
              </table:table-cell>
              <table:table-cell office:value-type="float" office:value="0.441559">
                <text:p>0.4415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97042">
                <text:p>-0.197042</text:p>
              </table:table-cell>
              <table:table-cell office:value-type="float" office:value="0.427417">
                <text:p>0.4274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10031">
                <text:p>-0.210031</text:p>
              </table:table-cell>
              <table:table-cell office:value-type="float" office:value="0.412209">
                <text:p>0.4122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21786">
                <text:p>-0.221786</text:p>
              </table:table-cell>
              <table:table-cell office:value-type="float" office:value="0.396028">
                <text:p>0.396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32236">
                <text:p>-0.232236</text:p>
              </table:table-cell>
              <table:table-cell office:value-type="float" office:value="0.378975">
                <text:p>0.378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1316">
                <text:p>-0.241316</text:p>
              </table:table-cell>
              <table:table-cell office:value-type="float" office:value="0.361155">
                <text:p>0.361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4897">
                <text:p>-0.24897</text:p>
              </table:table-cell>
              <table:table-cell office:value-type="float" office:value="0.342678">
                <text:p>0.3426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5515">
                <text:p>-0.25515</text:p>
              </table:table-cell>
              <table:table-cell office:value-type="float" office:value="0.323657">
                <text:p>0.3236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59819">
                <text:p>-0.259819</text:p>
              </table:table-cell>
              <table:table-cell office:value-type="float" office:value="0.304209">
                <text:p>0.3042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62948">
                <text:p>-0.262948</text:p>
              </table:table-cell>
              <table:table-cell office:value-type="float" office:value="0.284455">
                <text:p>0.284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64517">
                <text:p>-0.264517</text:p>
              </table:table-cell>
              <table:table-cell office:value-type="float" office:value="0.264517">
                <text:p>0.2645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64517">
                <text:p>-0.264517</text:p>
              </table:table-cell>
              <table:table-cell office:value-type="float" office:value="0.244517">
                <text:p>0.244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62948">
                <text:p>-0.262948</text:p>
              </table:table-cell>
              <table:table-cell office:value-type="float" office:value="0.224579">
                <text:p>0.224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9819">
                <text:p>-0.259819</text:p>
              </table:table-cell>
              <table:table-cell office:value-type="float" office:value="0.204825">
                <text:p>0.204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5515">
                <text:p>-0.25515</text:p>
              </table:table-cell>
              <table:table-cell office:value-type="float" office:value="0.185377">
                <text:p>0.185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4897">
                <text:p>-0.24897</text:p>
              </table:table-cell>
              <table:table-cell office:value-type="float" office:value="0.166356">
                <text:p>0.166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241316">
                <text:p>-0.241316</text:p>
              </table:table-cell>
              <table:table-cell office:value-type="float" office:value="0.147879">
                <text:p>0.1478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32236">
                <text:p>-0.232236</text:p>
              </table:table-cell>
              <table:table-cell office:value-type="float" office:value="0.130059">
                <text:p>0.130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21786">
                <text:p>-0.221786</text:p>
              </table:table-cell>
              <table:table-cell office:value-type="float" office:value="0.113006">
                <text:p>0.113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10031">
                <text:p>-0.210031</text:p>
              </table:table-cell>
              <table:table-cell office:value-type="float" office:value="0.0968255">
                <text:p>0.0968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97042">
                <text:p>-0.197042</text:p>
              </table:table-cell>
              <table:table-cell office:value-type="float" office:value="0.0816174">
                <text:p>0.0816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829">
                <text:p>-0.1829</text:p>
              </table:table-cell>
              <table:table-cell office:value-type="float" office:value="0.0674752">
                <text:p>0.06747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67692">
                <text:p>-0.167692</text:p>
              </table:table-cell>
              <table:table-cell office:value-type="float" office:value="0.0544863">
                <text:p>0.0544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51511">
                <text:p>-0.151511</text:p>
              </table:table-cell>
              <table:table-cell office:value-type="float" office:value="0.0427306">
                <text:p>0.0427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34458">
                <text:p>-0.134458</text:p>
              </table:table-cell>
              <table:table-cell office:value-type="float" office:value="0.0322806">
                <text:p>0.03228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16638">
                <text:p>-0.116638</text:p>
              </table:table-cell>
              <table:table-cell office:value-type="float" office:value="0.0232008">
                <text:p>0.02320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981606">
                <text:p>-0.0981606</text:p>
              </table:table-cell>
              <table:table-cell office:value-type="float" office:value="0.0155471">
                <text:p>0.0155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791395">
                <text:p>-0.0791395</text:p>
              </table:table-cell>
              <table:table-cell office:value-type="float" office:value="0.00936678">
                <text:p>0.009366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596921">
                <text:p>-0.0596921</text:p>
              </table:table-cell>
              <table:table-cell office:value-type="float" office:value="0.00469787">
                <text:p>0.00469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99383">
                <text:p>-0.0399383</text:p>
              </table:table-cell>
              <table:table-cell office:value-type="float" office:value="0.00156918">
                <text:p>0.00156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2">
                <text:p>-0.02</text:p>
              </table:table-cell>
              <table:table-cell office:value-type="float" office:value="-2.77556E-017">
                <text:p>-2.77556E-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04083E-017">
                <text:p>-1.04083E-017</text:p>
              </table:table-cell>
              <table:table-cell office:value-type="float" office:value="-2.77556E-017">
                <text:p>-2.77556E-0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99383">
                <text:p>0.0199383</text:p>
              </table:table-cell>
              <table:table-cell office:value-type="float" office:value="0.00156918">
                <text:p>0.001569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96921">
                <text:p>0.0396921</text:p>
              </table:table-cell>
              <table:table-cell office:value-type="float" office:value="0.00469787">
                <text:p>0.004697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91395">
                <text:p>0.0591395</text:p>
              </table:table-cell>
              <table:table-cell office:value-type="float" office:value="0.00936678">
                <text:p>0.009366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81606">
                <text:p>0.0781606</text:p>
              </table:table-cell>
              <table:table-cell office:value-type="float" office:value="0.0155471">
                <text:p>0.01554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66382">
                <text:p>0.0966382</text:p>
              </table:table-cell>
              <table:table-cell office:value-type="float" office:value="0.0232008">
                <text:p>0.0232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4458">
                <text:p>0.114458</text:p>
              </table:table-cell>
              <table:table-cell office:value-type="float" office:value="0.0322806">
                <text:p>0.0322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31511">
                <text:p>0.131511</text:p>
              </table:table-cell>
              <table:table-cell office:value-type="float" office:value="0.0427306">
                <text:p>0.04273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7692">
                <text:p>0.147692</text:p>
              </table:table-cell>
              <table:table-cell office:value-type="float" office:value="0.0544863">
                <text:p>0.05448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29">
                <text:p>0.1629</text:p>
              </table:table-cell>
              <table:table-cell office:value-type="float" office:value="0.0674752">
                <text:p>0.06747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77042">
                <text:p>0.177042</text:p>
              </table:table-cell>
              <table:table-cell office:value-type="float" office:value="0.0816174">
                <text:p>0.08161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0031">
                <text:p>0.190031</text:p>
              </table:table-cell>
              <table:table-cell office:value-type="float" office:value="0.0968255">
                <text:p>0.0968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01786">
                <text:p>0.201786</text:p>
              </table:table-cell>
              <table:table-cell office:value-type="float" office:value="0.113006">
                <text:p>0.1130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2236">
                <text:p>0.212236</text:p>
              </table:table-cell>
              <table:table-cell office:value-type="float" office:value="0.130059">
                <text:p>0.130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21316">
                <text:p>0.221316</text:p>
              </table:table-cell>
              <table:table-cell office:value-type="float" office:value="0.147879">
                <text:p>0.1478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897">
                <text:p>0.22897</text:p>
              </table:table-cell>
              <table:table-cell office:value-type="float" office:value="0.166356">
                <text:p>0.1663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515">
                <text:p>0.23515</text:p>
              </table:table-cell>
              <table:table-cell office:value-type="float" office:value="0.185377">
                <text:p>0.1853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9819">
                <text:p>0.239819</text:p>
              </table:table-cell>
              <table:table-cell office:value-type="float" office:value="0.204825">
                <text:p>0.2048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2948">
                <text:p>0.242948</text:p>
              </table:table-cell>
              <table:table-cell office:value-type="float" office:value="0.224579">
                <text:p>0.2245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4517">
                <text:p>0.244517</text:p>
              </table:table-cell>
              <table:table-cell office:value-type="float" office:value="0.244517">
                <text:p>0.2445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4517">
                <text:p>0.244517</text:p>
              </table:table-cell>
              <table:table-cell office:value-type="float" office:value="0.264517">
                <text:p>0.264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